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Allele</text:p>
          </table:table-cell>
          <table:table-cell office:value-type="string" calcext:value-type="string">
            <text:p>Percent of haplotypes</text:p>
          </table:table-cell>
          <table:table-cell office:value-type="string" calcext:value-type="string">
            <text:p>Phenotype frequency</text:p>
          </table:table-cell>
        </table:table-row>
        <table:table-row table:style-name="ro1">
          <table:table-cell office:value-type="string" calcext:value-type="string">
            <text:p>DRB1</text:p>
          </table:table-cell>
          <table:table-cell office:value-type="string" calcext:value-type="string">
            <text:p>DRB1*0101</text:p>
          </table:table-cell>
          <table:table-cell office:value-type="float" office:value="2.8" calcext:value-type="float">
            <text:p>2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string" calcext:value-type="string">
            <text:p>DRB1*0301</text:p>
          </table:table-cell>
          <table:table-cell office:value-type="float" office:value="7.1" calcext:value-type="float">
            <text:p>7.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/>
          <table:table-cell office:value-type="string" calcext:value-type="string">
            <text:p>DRB1*0401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string" calcext:value-type="string">
            <text:p>DRB1*0405</text:p>
          </table:table-cell>
          <table:table-cell office:value-type="float" office:value="3.1" calcext:value-type="float">
            <text:p>3.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>
            <text:p>DRB1*0701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/>
          <table:table-cell office:value-type="string" calcext:value-type="string">
            <text:p>DRB1*0802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DRB1*0901</text:p>
          </table:table-cell>
          <table:table-cell office:value-type="float" office:value="3.1" calcext:value-type="float">
            <text:p>3.1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>
            <text:p>DRB1*1101</text:p>
          </table:table-cell>
          <table:table-cell office:value-type="float" office:value="6.1" calcext:value-type="float">
            <text:p>6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/>
          <table:table-cell office:value-type="string" calcext:value-type="string">
            <text:p>DRB1*1201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>
            <text:p>DRB1*1302</text:p>
          </table:table-cell>
          <table:table-cell office:value-type="float" office:value="3.9" calcext:value-type="float">
            <text:p>3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DRB1*1501</text:p>
          </table:table-cell>
          <table:table-cell office:value-type="float" office:value="6.3" calcext:value-type="float">
            <text:p>6.3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.2" calcext:value-type="float">
            <text:p>46.2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string" calcext:value-type="string">
            <text:p>DRB3/4/5</text:p>
          </table:table-cell>
          <table:table-cell office:value-type="string" calcext:value-type="string">
            <text:p>DRB3*0101</text:p>
          </table:table-cell>
          <table:table-cell office:value-type="float" office:value="14" calcext:value-type="float">
            <text:p>1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/>
          <table:table-cell office:value-type="string" calcext:value-type="string">
            <text:p>DRB3*0202</text:p>
          </table:table-cell>
          <table:table-cell office:value-type="float" office:value="18.9" calcext:value-type="float">
            <text:p>18.9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/>
          <table:table-cell office:value-type="string" calcext:value-type="string">
            <text:p>DRB4*0101</text:p>
          </table:table-cell>
          <table:table-cell office:value-type="float" office:value="23.7" calcext:value-type="float">
            <text:p>23.7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/>
          <table:table-cell office:value-type="string" calcext:value-type="string">
            <text:p>DRB5*0101</text:p>
          </table:table-cell>
          <table:table-cell office:value-type="float" office:value="8.3" calcext:value-type="float">
            <text:p>8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7.3" calcext:value-type="float">
            <text:p>77.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DQA1/DQB1</text:p>
          </table:table-cell>
          <table:table-cell office:value-type="string" calcext:value-type="string">
            <text:p>DQA1*0501/DQB1*0201</text:p>
          </table:table-cell>
          <table:table-cell office:value-type="float" office:value="5.8" calcext:value-type="float">
            <text:p>5.8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/>
          <table:table-cell office:value-type="string" calcext:value-type="string">
            <text:p>DQA1*0501/DQB1*0301</text:p>
          </table:table-cell>
          <table:table-cell office:value-type="float" office:value="19.5" calcext:value-type="float">
            <text:p>19.5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/>
          <table:table-cell office:value-type="string" calcext:value-type="string">
            <text:p>DQA1*0301/DQB1*030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DQA1*0401/DQB1*0402</text:p>
          </table:table-cell>
          <table:table-cell office:value-type="float" office:value="6.6" calcext:value-type="float">
            <text:p>6.6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/>
          <table:table-cell office:value-type="string" calcext:value-type="string">
            <text:p>DQA1*0101/DQB1*0501</text:p>
          </table:table-cell>
          <table:table-cell office:value-type="float" office:value="7.6" calcext:value-type="float">
            <text:p>7.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/>
          <table:table-cell office:value-type="string" calcext:value-type="string">
            <text:p>DQA1*0102/DQB1*0602</text:p>
          </table:table-cell>
          <table:table-cell office:value-type="float" office:value="7.6" calcext:value-type="float">
            <text:p>7.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7.1" calcext:value-type="float">
            <text:p>57.1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DPB1</text:p>
          </table:table-cell>
          <table:table-cell office:value-type="string" calcext:value-type="string">
            <text:p>DPB1*0101</text:p>
          </table:table-cell>
          <table:table-cell office:value-type="float" office:value="8.4" calcext:value-type="float">
            <text:p>8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DPB1*0201</text:p>
          </table:table-cell>
          <table:table-cell office:value-type="float" office:value="9.2" calcext:value-type="float">
            <text:p>9.2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/>
          <table:table-cell office:value-type="string" calcext:value-type="string">
            <text:p>DPB1*0401</text:p>
          </table:table-cell>
          <table:table-cell office:value-type="float" office:value="20.1" calcext:value-type="float">
            <text:p>20.1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/>
          <table:table-cell office:value-type="string" calcext:value-type="string">
            <text:p>DPB1*0402</text:p>
          </table:table-cell>
          <table:table-cell office:value-type="float" office:value="23.6" calcext:value-type="float">
            <text:p>23.6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string" calcext:value-type="string">
            <text:p>DPB1*0501</text:p>
          </table:table-cell>
          <table:table-cell office:value-type="float" office:value="11.5" calcext:value-type="float">
            <text:p>11.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/>
          <table:table-cell office:value-type="string" calcext:value-type="string">
            <text:p>DPB1*1401</text:p>
          </table:table-cell>
          <table:table-cell office:value-type="float" office:value="3.8" calcext:value-type="float">
            <text:p>3.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.5" calcext:value-type="float">
            <text:p>76.5</text:p>
          </table:table-cell>
          <table:table-cell office:value-type="float" office:value="94.5" calcext:value-type="float">
            <text:p>9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2:08:58.054960559</meta:creation-date>
    <dc:date>2020-04-15T12:13:27.858706751</dc:date>
    <meta:editing-duration>PT4M31S</meta:editing-duration>
    <meta:editing-cycles>1</meta:editing-cycles>
    <meta:document-statistic meta:table-count="1" meta:cell-count="101" meta:object-count="0"/>
    <meta:generator>LibreOffice/6.3.5.2$Linux_X86_64 LibreOffice_project/30$Build-2</meta:generator>
  </office:meta>
</office:document-meta>
</file>